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47in" text:min-label-width="0.25in" text:list-level-position-and-space-mode="label-alignment">
          <style:list-level-label-alignment text:label-followed-by="listtab" fo:margin-left="1.28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47in" text:min-label-width="0.25in" text:list-level-position-and-space-mode="label-alignment">
          <style:list-level-label-alignment text:label-followed-by="listtab" fo:margin-left="2.78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47in" text:min-label-width="0.25in" text:list-level-position-and-space-mode="label-alignment">
          <style:list-level-label-alignment text:label-followed-by="listtab" fo:margin-left="4.2847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ard" style:family="paragraph">
      <style:text-properties fo:font-weight="bold" style:font-weight-asian="bold"/>
    </style:style>
    <style:style style:name="P3" style:parent-style-name="Standaard" style:family="paragraph">
      <style:text-properties fo:font-weight="bold" style:font-weight-asian="bold"/>
    </style:style>
    <style:style style:name="P4" style:parent-style-name="Standaard" style:family="paragraph">
      <style:text-properties fo:font-weight="bold" style:font-weight-asian="bold"/>
    </style:style>
    <style:style style:name="P5" style:parent-style-name="Standaard" style:family="paragraph">
      <style:text-properties fo:font-weight="bold" style:font-weight-asian="bold"/>
    </style:style>
    <style:style style:name="P6" style:parent-style-name="Standaard" style:family="paragraph">
      <style:text-properties fo:font-weight="bold" style:font-weight-asian="bold"/>
    </style:style>
    <style:style style:name="P7" style:parent-style-name="Standaard" style:family="paragraph">
      <style:text-properties fo:font-weight="bold" style:font-weight-asian="bold"/>
    </style:style>
    <style:style style:name="P8" style:parent-style-name="Standaard" style:family="paragraph">
      <style:text-properties fo:font-weight="bold" style:font-weight-asian="bold"/>
    </style:style>
    <style:style style:name="P9" style:parent-style-name="Standaard" style:family="paragraph">
      <style:text-properties fo:font-weight="bold" style:font-weight-asian="bold"/>
    </style:style>
    <style:style style:name="P10" style:parent-style-name="Standaard" style:family="paragraph">
      <style:text-properties fo:font-weight="bold" style:font-weight-asian="bold"/>
    </style:style>
    <style:style style:name="P11" style:parent-style-name="Standaard" style:family="paragraph">
      <style:text-properties fo:font-weight="bold" style:font-weight-asian="bold"/>
    </style:style>
    <style:style style:name="P12" style:parent-style-name="Standaard" style:family="paragraph">
      <style:text-properties fo:font-weight="bold" style:font-weight-asian="bold"/>
    </style:style>
    <style:style style:name="P13" style:parent-style-name="Standaard" style:family="paragraph">
      <style:text-properties fo:font-weight="bold" style:font-weight-asian="bold"/>
    </style:style>
    <style:style style:name="P14" style:parent-style-name="Standaard" style:family="paragraph">
      <style:text-properties fo:font-weight="bold" style:font-weight-asian="bold"/>
    </style:style>
    <style:style style:name="P15" style:parent-style-name="Standaard" style:family="paragraph">
      <style:text-properties fo:font-weight="bold" style:font-weight-asian="bold"/>
    </style:style>
    <style:style style:name="P16" style:parent-style-name="Standaard" style:family="paragraph">
      <style:paragraph-properties>
        <style:tab-stops>
          <style:tab-stop style:type="left" style:position="2.0833in"/>
        </style:tab-stops>
      </style:paragraph-properties>
      <style:text-properties fo:font-weight="bold" style:font-weight-asian="bold"/>
    </style:style>
    <style:style style:name="P17" style:parent-style-name="Standaard" style:family="paragraph">
      <style:text-properties fo:font-weight="bold" style:font-weight-asian="bold"/>
    </style:style>
    <style:style style:name="P18" style:parent-style-name="Standaard" style:family="paragraph">
      <style:text-properties fo:font-weight="bold" style:font-weight-asian="bold"/>
    </style:style>
    <style:style style:name="P19" style:parent-style-name="Standaard" style:family="paragraph">
      <style:text-properties fo:font-weight="bold" style:font-weight-asian="bold"/>
    </style:style>
    <style:style style:name="P20" style:parent-style-name="Standaard" style:family="paragraph">
      <style:paragraph-properties>
        <style:tab-stops>
          <style:tab-stop style:type="left" style:position="2.0833in"/>
        </style:tab-stops>
      </style:paragraph-properties>
      <style:text-properties fo:font-weight="bold" style:font-weight-asian="bold"/>
    </style:style>
    <style:style style:name="P21" style:parent-style-name="Standaard" style:family="paragraph">
      <style:text-properties fo:font-weight="bold" style:font-weight-asian="bold"/>
    </style:style>
    <style:style style:name="P22" style:parent-style-name="Lijstalinea" style:list-style-name="LFO1" style:family="paragraph"/>
    <style:style style:name="P23" style:parent-style-name="Lijstalinea" style:list-style-name="LFO1" style:family="paragraph"/>
    <style:style style:name="P24" style:parent-style-name="Lijstalinea" style:family="paragraph">
      <style:paragraph-properties fo:margin-left="0.2847in">
        <style:tab-stops/>
      </style:paragraph-properties>
    </style:style>
    <style:style style:name="P25" style:parent-style-name="Standaard" style:family="paragraph">
      <style:text-properties fo:font-weight="bold" style:font-weight-asian="bold"/>
    </style:style>
    <style:style style:name="P26" style:parent-style-name="Standaard" style:family="paragraph">
      <style:text-properties fo:font-weight="bold" style:font-weight-asian="bold"/>
    </style:style>
    <style:style style:name="P27" style:parent-style-name="Standaard" style:family="paragraph">
      <style:text-properties fo:font-weight="bold" style:font-weight-asian="bold"/>
    </style:style>
    <style:style style:name="P28" style:parent-style-name="Standaard" style:family="paragraph">
      <style:text-properties fo:font-weight="bold" style:font-weight-asian="bold"/>
    </style:style>
    <style:style style:name="P29" style:parent-style-name="Standaard" style:family="paragraph">
      <style:text-properties fo:font-weight="bold" style:font-weight-asian="bold"/>
    </style:style>
    <style:style style:name="P30" style:parent-style-name="Standaard" style:family="paragraph">
      <style:text-properties fo:font-weight="bold" style:font-weight-asian="bold"/>
    </style:style>
    <style:style style:name="P31" style:parent-style-name="Standaard" style:family="paragraph">
      <style:text-properties fo:font-weight="bold" style:font-weight-asian="bold"/>
    </style:style>
    <style:style style:name="P32" style:parent-style-name="Standaard" style:family="paragraph">
      <style:text-properties fo:font-weight="bold" style:font-weight-asian="bold"/>
    </style:style>
    <style:style style:name="P33" style:parent-style-name="Standaard" style:family="paragraph">
      <style:text-properties fo:font-weight="bold" style:font-weight-asian="bold"/>
    </style:style>
    <style:style style:name="P34" style:parent-style-name="Standaard" style:family="paragraph">
      <style:text-properties fo:font-weight="bold" style:font-weight-asian="bold"/>
    </style:style>
    <style:style style:name="P35" style:parent-style-name="Standaard" style:family="paragraph">
      <style:text-properties fo:font-weight="bold" style:font-weight-asian="bold"/>
    </style:style>
    <style:style style:name="P36" style:parent-style-name="Standaard" style:family="paragraph">
      <style:text-properties fo:font-weight="bold" style:font-weight-asian="bold"/>
    </style:style>
    <style:style style:name="P37" style:parent-style-name="Standaard" style:family="paragraph">
      <style:text-properties fo:font-weight="bold" style:font-weight-asian="bold"/>
    </style:style>
    <style:style style:name="P38" style:parent-style-name="Standaard" style:family="paragraph">
      <style:text-properties fo:font-weight="bold" style:font-weight-asian="bold"/>
    </style:style>
    <style:style style:name="P39" style:parent-style-name="Standaard" style:family="paragraph">
      <style:text-properties fo:font-weight="bold" style:font-weight-asian="bold"/>
    </style:style>
  </office:automatic-styles>
  <office:body>
    <office:text text:use-soft-page-breaks="true">
      <text:p text:style-name="P1">NULDE NORMAALVORM</text:p>
      <text:p text:style-name="Standaard">Klantnaam</text:p>
      <text:p text:style-name="Standaard">Klantafdeling</text:p>
      <text:p text:style-name="Standaard">Adres</text:p>
      <text:p text:style-name="Standaard">Nummer</text:p>
      <text:p text:style-name="Standaard">Postcode</text:p>
      <text:p text:style-name="Standaard">Plaats</text:p>
      <text:p text:style-name="Standaard">Factuurnummer</text:p>
      <text:p text:style-name="Standaard">Debiteurnummer</text:p>
      <text:p text:style-name="Standaard">Factuurnummer</text:p>
      <text:p text:style-name="Standaard">Factuurdatum</text:p>
      <text:p text:style-name="Standaard">Aantal</text:p>
      <text:p text:style-name="Standaard">Artikelomschrijving</text:p>
      <text:p text:style-name="Standaard">Artikelprijs</text:p>
      <text:p text:style-name="Standaard">Artikel totaal</text:p>
      <text:p text:style-name="Standaard">Artikelen totaal</text:p>
      <text:p text:style-name="Standaard">Btw</text:p>
      <text:p text:style-name="Standaard">Eindtotaal</text:p>
      <text:p text:style-name="Standaard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soft-page-break/>
      <text:p text:style-name="P14">EERSTE NORMAALVORM</text:p>
      <text:p text:style-name="P15"/>
      <text:p text:style-name="P16">FACTUUR<text:tab/></text:p>
      <text:p text:style-name="Standaard">Factuurnummer*</text:p>
      <text:p text:style-name="Standaard">Klantnaam</text:p>
      <text:p text:style-name="Standaard">Klantafdeling</text:p>
      <text:p text:style-name="Standaard">Adres</text:p>
      <text:p text:style-name="Standaard">Nummer</text:p>
      <text:p text:style-name="Standaard">Postcode</text:p>
      <text:p text:style-name="Standaard">Plaats</text:p>
      <text:p text:style-name="Standaard">Debiteurnummer</text:p>
      <text:p text:style-name="Standaard">Factuurnummer</text:p>
      <text:p text:style-name="Standaard">Factuurdatum</text:p>
      <text:p text:style-name="Standaard"/>
      <text:p text:style-name="P17">BESTELDE ARTIKELEN</text:p>
      <text:p text:style-name="Standaard">Artikelomschrijving*</text:p>
      <text:p text:style-name="Standaard">Factuurnummer* (foreign)</text:p>
      <text:p text:style-name="Standaard">Aantal</text:p>
      <text:p text:style-name="Standaard">Artikelprijs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P18">TWEEDE NORMAALVORM</text:p>
      <text:p text:style-name="P19"/>
      <text:p text:style-name="P20">FACTUUR<text:tab/></text:p>
      <text:p text:style-name="Standaard">Factuurnummer*</text:p>
      <text:p text:style-name="Standaard">Klantnaam</text:p>
      <text:p text:style-name="Standaard">Klantafdeling</text:p>
      <text:p text:style-name="Standaard">straat-naam</text:p>
      <text:p text:style-name="Standaard">Huis-nummer</text:p>
      <text:p text:style-name="Standaard">Postcode</text:p>
      <text:p text:style-name="Standaard">Plaats</text:p>
      <text:p text:style-name="Standaard">Debiteurnummer</text:p>
      <text:p text:style-name="Standaard">Factuurnummer</text:p>
      <text:p text:style-name="Standaard">Factuurdatum</text:p>
      <text:p text:style-name="Standaard"/>
      <text:p text:style-name="P21">BESTELDE ARTIKELEN</text:p>
      <text:p text:style-name="Standaard">Artikelomschrijving*</text:p>
      <text:list text:style-name="LFO1" text:continue-numbering="true">
        <text:list-item>
          <text:p text:style-name="P22">Factuurnummer* (foreign)</text:p>
        </text:list-item>
        <text:list-item>
          <text:p text:style-name="P23">Artikelprijs</text:p>
        </text:list-item>
      </text:list>
      <text:p text:style-name="P24">Aantal</text:p>
      <text:p text:style-name="Standaard"/>
      <text:p text:style-name="P25">ARTIKELEN</text:p>
      <text:p text:style-name="Standaard">Artikelomschrijving*</text:p>
      <text:p text:style-name="Standaard">Artikelprijs<text:s/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P34">DERDE NORMAALVORM</text:p>
      <text:p text:style-name="P35"/>
      <text:p text:style-name="P36">FACTUUR</text:p>
      <text:p text:style-name="Standaard">factuurnummer*</text:p>
      <text:p text:style-name="Standaard">factuurdatum</text:p>
      <text:p text:style-name="Standaard"/>
      <text:p text:style-name="P37">KLANTEN</text:p>
      <text:p text:style-name="Standaard">debiteurnummer*</text:p>
      <text:p text:style-name="Standaard">klantnaam</text:p>
      <text:p text:style-name="Standaard">klantafdeling</text:p>
      <text:p text:style-name="Standaard">straat-naam</text:p>
      <text:p text:style-name="Standaard">huis-nummer</text:p>
      <text:p text:style-name="Standaard">postcode<text:s/></text:p>
      <text:p text:style-name="Standaard">plaats</text:p>
      <text:p text:style-name="Standaard"/>
      <text:p text:style-name="P38">BESTELDE ARTIKELEN</text:p>
      <text:p text:style-name="Standaard">artikelomschrijving*</text:p>
      <text:p text:style-name="Standaard">factuurnummer</text:p>
      <text:p text:style-name="Standaard">aantal</text:p>
      <text:p text:style-name="Standaard"/>
      <text:p text:style-name="P39">ARTIKELEN</text:p>
      <text:p text:style-name="Standaard">artikelomschrijving*</text:p>
      <text:p text:style-name="Standaard">artikelprij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47in" text:min-label-width="0.25in" text:list-level-position-and-space-mode="label-alignment">
          <style:list-level-label-alignment text:label-followed-by="listtab" fo:margin-left="1.28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47in" text:min-label-width="0.25in" text:list-level-position-and-space-mode="label-alignment">
          <style:list-level-label-alignment text:label-followed-by="listtab" fo:margin-left="2.78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47in" text:min-label-width="0.25in" text:list-level-position-and-space-mode="label-alignment">
          <style:list-level-label-alignment text:label-followed-by="listtab" fo:margin-left="4.28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ussra Karboub</meta:initial-creator>
    <dc:creator>z k</dc:creator>
    <meta:creation-date>2017-06-15T13:27:00Z</meta:creation-date>
    <dc:date>2017-06-19T14:21:00Z</dc:date>
    <meta:template xlink:href="Normal" xlink:type="simple"/>
    <meta:editing-cycles>2</meta:editing-cycles>
    <meta:editing-duration>PT346380S</meta:editing-duration>
    <meta:document-statistic meta:page-count="4" meta:paragraph-count="2" meta:word-count="150" meta:character-count="1004" meta:row-count="7" meta:non-whitespace-character-count="856"/>
  </office:meta>
</office:document-meta>
</file>